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1.27cm" fo:margin-right="0cm" fo:text-indent="0cm" style:auto-text-indent="false"/>
    </style:style>
    <style:style style:name="P3" style:family="paragraph" style:parent-style-name="Standard" style:master-page-name="Standard">
      <style:paragraph-properties style:page-number="1"/>
    </style:style>
    <style:style style:name="P4" style:family="paragraph" style:parent-style-name="Standard" style:list-style-name="WWNum8">
      <style:paragraph-properties fo:margin-left="1.27cm" fo:margin-right="0cm" fo:text-indent="-0.635cm" style:auto-text-indent="false"/>
    </style:style>
    <style:style style:name="P5" style:family="paragraph" style:parent-style-name="Standard" style:list-style-name="WWNum24">
      <style:paragraph-properties fo:margin-left="1.27cm" fo:margin-right="0cm" fo:text-indent="-0.635cm" style:auto-text-indent="false"/>
    </style:style>
    <style:style style:name="P6" style:family="paragraph" style:parent-style-name="Standard" style:list-style-name="WWNum12">
      <style:paragraph-properties fo:margin-left="1.27cm" fo:margin-right="0cm" fo:text-indent="-0.635cm" style:auto-text-indent="false"/>
    </style:style>
    <style:style style:name="P7" style:family="paragraph" style:parent-style-name="Standard" style:list-style-name="WWNum13">
      <style:paragraph-properties fo:margin-left="1.27cm" fo:margin-right="0cm" fo:text-indent="-0.635cm" style:auto-text-indent="false"/>
    </style:style>
    <style:style style:name="P8" style:family="paragraph" style:parent-style-name="Standard" style:list-style-name="WWNum4">
      <style:paragraph-properties fo:margin-left="1.27cm" fo:margin-right="0cm" fo:text-indent="-0.635cm" style:auto-text-indent="false"/>
    </style:style>
    <style:style style:name="P9" style:family="paragraph" style:parent-style-name="Standard" style:list-style-name="WWNum15">
      <style:paragraph-properties fo:margin-left="1.27cm" fo:margin-right="0cm" fo:text-indent="-0.635cm" style:auto-text-indent="false"/>
    </style:style>
    <style:style style:name="P10" style:family="paragraph" style:parent-style-name="Standard" style:list-style-name="WWNum30">
      <style:paragraph-properties fo:margin-left="1.27cm" fo:margin-right="0cm" fo:text-indent="-0.635cm" style:auto-text-indent="false"/>
    </style:style>
    <style:style style:name="P11" style:family="paragraph" style:parent-style-name="Standard" style:list-style-name="WWNum18">
      <style:paragraph-properties fo:margin-left="1.27cm" fo:margin-right="0cm" fo:text-indent="-0.635cm" style:auto-text-indent="false"/>
    </style:style>
    <style:style style:name="P12" style:family="paragraph" style:parent-style-name="Standard" style:list-style-name="WWNum14">
      <style:paragraph-properties fo:margin-left="1.27cm" fo:margin-right="0cm" fo:text-indent="-0.635cm" style:auto-text-indent="false"/>
    </style:style>
    <style:style style:name="P13" style:family="paragraph" style:parent-style-name="Standard" style:list-style-name="WWNum11">
      <style:paragraph-properties fo:margin-left="1.27cm" fo:margin-right="0cm" fo:text-indent="-0.635cm" style:auto-text-indent="false"/>
    </style:style>
    <style:style style:name="P14" style:family="paragraph" style:parent-style-name="Standard" style:list-style-name="WWNum5">
      <style:paragraph-properties fo:margin-left="1.27cm" fo:margin-right="0cm" fo:text-indent="-0.635cm" style:auto-text-indent="false"/>
    </style:style>
    <style:style style:name="P15" style:family="paragraph" style:parent-style-name="Standard" style:list-style-name="WWNum10">
      <style:paragraph-properties fo:margin-left="1.27cm" fo:margin-right="0cm" fo:text-indent="-0.635cm" style:auto-text-indent="false"/>
    </style:style>
    <style:style style:name="P16" style:family="paragraph" style:parent-style-name="Standard" style:list-style-name="WWNum6">
      <style:paragraph-properties fo:margin-left="1.27cm" fo:margin-right="0cm" fo:text-indent="-0.635cm" style:auto-text-indent="false"/>
    </style:style>
    <style:style style:name="P17" style:family="paragraph" style:parent-style-name="Standard" style:list-style-name="WWNum23">
      <style:paragraph-properties fo:margin-left="1.27cm" fo:margin-right="0cm" fo:text-indent="-0.635cm" style:auto-text-indent="false"/>
    </style:style>
    <style:style style:name="P18" style:family="paragraph" style:parent-style-name="Standard" style:list-style-name="WWNum26">
      <style:paragraph-properties fo:margin-left="1.27cm" fo:margin-right="0cm" fo:text-indent="-0.635cm" style:auto-text-indent="false"/>
    </style:style>
    <style:style style:name="P19" style:family="paragraph" style:parent-style-name="Standard" style:list-style-name="WWNum19">
      <style:paragraph-properties fo:margin-left="1.27cm" fo:margin-right="0cm" fo:text-indent="-0.635cm" style:auto-text-indent="false"/>
    </style:style>
    <style:style style:name="P20" style:family="paragraph" style:parent-style-name="Standard" style:list-style-name="WWNum7">
      <style:paragraph-properties fo:margin-left="1.27cm" fo:margin-right="0cm" fo:text-indent="-0.635cm" style:auto-text-indent="false"/>
    </style:style>
    <style:style style:name="P21" style:family="paragraph" style:parent-style-name="Standard" style:list-style-name="WWNum22">
      <style:paragraph-properties fo:margin-left="1.27cm" fo:margin-right="0cm" fo:text-indent="-0.635cm" style:auto-text-indent="false"/>
    </style:style>
    <style:style style:name="P22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23" style:family="paragraph" style:parent-style-name="Standard" style:list-style-name="WWNum29">
      <style:paragraph-properties fo:margin-left="1.27cm" fo:margin-right="0cm" fo:text-indent="-0.635cm" style:auto-text-indent="false"/>
    </style:style>
    <style:style style:name="P24" style:family="paragraph" style:parent-style-name="Standard" style:list-style-name="WWNum16">
      <style:paragraph-properties fo:margin-left="1.27cm" fo:margin-right="0cm" fo:text-indent="-0.635cm" style:auto-text-indent="false"/>
    </style:style>
    <style:style style:name="P25" style:family="paragraph" style:parent-style-name="Standard" style:list-style-name="WWNum28">
      <style:paragraph-properties fo:margin-left="1.27cm" fo:margin-right="0cm" fo:text-indent="-0.635cm" style:auto-text-indent="false"/>
    </style:style>
    <style:style style:name="P26" style:family="paragraph" style:parent-style-name="Standard" style:list-style-name="WWNum27">
      <style:paragraph-properties fo:margin-left="1.27cm" fo:margin-right="0cm" fo:text-indent="-0.635cm" style:auto-text-indent="false"/>
    </style:style>
    <style:style style:name="P27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28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29" style:family="paragraph" style:parent-style-name="Standard" style:list-style-name="WWNum25">
      <style:paragraph-properties fo:margin-left="1.27cm" fo:margin-right="0cm" fo:text-indent="-0.635cm" style:auto-text-indent="false"/>
    </style:style>
    <style:style style:name="P30" style:family="paragraph" style:parent-style-name="Standard" style:list-style-name="WWNum20">
      <style:paragraph-properties fo:margin-left="1.27cm" fo:margin-right="0cm" fo:text-indent="-0.635cm" style:auto-text-indent="false"/>
    </style:style>
    <style:style style:name="P31" style:family="paragraph" style:parent-style-name="Standard" style:list-style-name="WWNum21">
      <style:paragraph-properties fo:margin-left="1.27cm" fo:margin-right="0cm" fo:text-indent="-0.635cm" style:auto-text-indent="false"/>
    </style:style>
    <style:style style:name="P32" style:family="paragraph" style:parent-style-name="Standard" style:list-style-name="WWNum9">
      <style:paragraph-properties fo:margin-left="1.27cm" fo:margin-right="0cm" fo:text-indent="-0.635cm" style:auto-text-indent="false"/>
    </style:style>
    <style:style style:name="P33" style:family="paragraph" style:parent-style-name="Standard" style:list-style-name="WWNum17">
      <style:paragraph-properties fo:margin-left="1.27cm" fo:margin-right="0cm" fo:text-indent="-0.635cm" style:auto-text-indent="false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y1: (Arrays)</text:p>
      <text:p text:style-name="Standard"/>
      <text:list xml:id="list2027826461712933182" text:style-name="WWNum8">
        <text:list-item>
          <text:p text:style-name="P4">Find the duplicate in an array of N integers. </text:p>
        </text:list-item>
        <text:list-item>
          <text:p text:style-name="P4">Sort an array of 0’s 1’s 2’s without using extra space or sorting algo </text:p>
        </text:list-item>
        <text:list-item>
          <text:p text:style-name="P4">Repeat and Missing Number </text:p>
        </text:list-item>
        <text:list-item>
          <text:p text:style-name="P4">Merge two sorted Arrays without extra space </text:p>
        </text:list-item>
        <text:list-item>
          <text:p text:style-name="P4">Kadane’s Algorithm </text:p>
        </text:list-item>
        <text:list-item>
          <text:p text:style-name="P4">Merge Overlapping Subintervals </text:p>
        </text:list-item>
      </text:list>
      <text:p text:style-name="P1"/>
      <text:p text:style-name="P1">Day2: (Arrays)</text:p>
      <text:list xml:id="list2623375470492120931" text:style-name="WWNum24">
        <text:list-item>
          <text:p text:style-name="P5">Set Matrix Zeros </text:p>
        </text:list-item>
        <text:list-item>
          <text:p text:style-name="P5">Pascal Triangle </text:p>
        </text:list-item>
        <text:list-item>
          <text:p text:style-name="P5">Next Permutation </text:p>
        </text:list-item>
        <text:list-item>
          <text:p text:style-name="P5">Inversion of Array (Using Merge Sort) </text:p>
        </text:list-item>
        <text:list-item>
          <text:p text:style-name="P5">Stock Buy and Sell </text:p>
        </text:list-item>
        <text:list-item>
          <text:p text:style-name="P5">Rotate Matrix <text:s/></text:p>
        </text:list-item>
      </text:list>
      <text:p text:style-name="P1"/>
      <text:p text:style-name="P1">Day3: (Math)</text:p>
      <text:list xml:id="list6565014723448988456" text:style-name="WWNum12">
        <text:list-item>
          <text:p text:style-name="P6">Excel Column Number </text:p>
        </text:list-item>
        <text:list-item>
          <text:p text:style-name="P6">Find n^x in log N </text:p>
        </text:list-item>
        <text:list-item>
          <text:p text:style-name="P6">Count trailing zeros in factorial of a number </text:p>
        </text:list-item>
        <text:list-item>
          <text:p text:style-name="P6">Find GCD in Log N </text:p>
        </text:list-item>
        <text:list-item>
          <text:p text:style-name="P6">Grid Unique Paths </text:p>
        </text:list-item>
        <text:list-item>
          <text:p text:style-name="P6">Go through Puzzles from GFG (Search on own) </text:p>
        </text:list-item>
      </text:list>
      <text:p text:style-name="P1"/>
      <text:p text:style-name="P1">Day4: (Hashing)</text:p>
      <text:list xml:id="list2269434517261600644" text:style-name="WWNum13">
        <text:list-item>
          <text:p text:style-name="P7">2 Sum problem </text:p>
        </text:list-item>
        <text:list-item>
          <text:p text:style-name="P7">4 Sum problem </text:p>
        </text:list-item>
        <text:list-item>
          <text:p text:style-name="P7">Longest Consecutive Sequence </text:p>
        </text:list-item>
        <text:list-item>
          <text:p text:style-name="P7">Longest Subarray with 0 sum </text:p>
        </text:list-item>
        <text:list-item>
          <text:p text:style-name="P7">Count number of subarrays with given XOR(this clears a lot of problems) </text:p>
        </text:list-item>
        <text:list-item>
          <text:p text:style-name="P7">Longest substring without repeat </text:p>
        </text:list-item>
      </text:list>
      <text:p text:style-name="P2"/>
      <text:p text:style-name="P1">Day5: (LinkedList) </text:p>
      <text:list xml:id="list4563836023266328681" text:style-name="WWNum4">
        <text:list-item>
          <text:p text:style-name="P8">Reverse a LinkedList </text:p>
        </text:list-item>
        <text:list-item>
          <text:p text:style-name="P8">Find middle of LinkedList </text:p>
        </text:list-item>
        <text:list-item>
          <text:p text:style-name="P8">Merge two sorted Linked List </text:p>
        </text:list-item>
        <text:list-item>
          <text:p text:style-name="P8">Remove N-th node from back of LinkedList </text:p>
        </text:list-item>
        <text:list-item>
          <text:p text:style-name="P8">Delete a given Node when a node is given. (0(1) solution) </text:p>
        </text:list-item>
        <text:list-item>
          <text:p text:style-name="P8">Add two numbers as LinkedList <text:s/></text:p>
        </text:list-item>
      </text:list>
      <text:p text:style-name="P2"/>
      <text:p text:style-name="P1">Day6: </text:p>
      <text:list xml:id="list8531022689106358482" text:style-name="WWNum15">
        <text:list-item>
          <text:p text:style-name="P9">Find intersection point of Y LinkedList </text:p>
        </text:list-item>
        <text:list-item>
          <text:p text:style-name="P9">Check if a LinkedList is palindrome or not. </text:p>
        </text:list-item>
        <text:list-item>
          <text:p text:style-name="P9">Reverse a LinkedList in groups. </text:p>
        </text:list-item>
        <text:list-item>
          <text:p text:style-name="P9">Detect a cycle and removing loop(two different questions and same concept) </text:p>
        </text:list-item>
        <text:list-item>
          <text:p text:style-name="P9">Flattening of a LinkedList </text:p>
        </text:list-item>
        <text:list-item>
          <text:p text:style-name="P9">Rotate a LinkedList </text:p>
        </text:list-item>
        <text:list-item>
          <text:p text:style-name="P9"><text:soft-page-break/>Clone a Linked List with random and next pointer. </text:p>
        </text:list-item>
      </text:list>
      <text:p text:style-name="P2">. </text:p>
      <text:p text:style-name="P1"/>
      <text:p text:style-name="P1">Day7: (2-pointer) </text:p>
      <text:list xml:id="list6690425251208442080" text:style-name="WWNum30">
        <text:list-item>
          <text:p text:style-name="P10">Merge two sorted LinkedLists </text:p>
        </text:list-item>
        <text:list-item>
          <text:p text:style-name="P10">Find the starting point of the loop. </text:p>
        </text:list-item>
        <text:list-item>
          <text:p text:style-name="P10">3 sum </text:p>
        </text:list-item>
        <text:list-item>
          <text:p text:style-name="P10">Trapping rainwater </text:p>
        </text:list-item>
        <text:list-item>
          <text:p text:style-name="P10">Remove Duplicate from Sorted array </text:p>
        </text:list-item>
        <text:list-item>
          <text:p text:style-name="P10">Max continuous number of 1’s <text:s/></text:p>
        </text:list-item>
      </text:list>
      <text:p text:style-name="P1"/>
      <text:p text:style-name="P1">Day8: (Greedy)</text:p>
      <text:list xml:id="list1897407736366233601" text:style-name="WWNum18">
        <text:list-item>
          <text:p text:style-name="P11">N meeting in one room </text:p>
        </text:list-item>
        <text:list-item>
          <text:p text:style-name="P11">Activity Selection <text:s/></text:p>
        </text:list-item>
        <text:list-item>
          <text:p text:style-name="P11">Greedy algorithm to find minimum number of coins</text:p>
        </text:list-item>
        <text:list-item>
          <text:p text:style-name="P11">Fractional Knapsack Problem </text:p>
        </text:list-item>
        <text:list-item>
          <text:p text:style-name="P11">Minimum number of platforms required for a railway </text:p>
        </text:list-item>
        <text:list-item>
          <text:p text:style-name="P11">Job sequencing Problem </text:p>
        </text:list-item>
      </text:list>
      <text:p text:style-name="P1"/>
      <text:p text:style-name="P1">Day9: (Backtracking) </text:p>
      <text:list xml:id="list3205819079730636296" text:style-name="WWNum14">
        <text:list-item>
          <text:p text:style-name="P12">N queens Problem </text:p>
        </text:list-item>
        <text:list-item>
          <text:p text:style-name="P12">Sudoko </text:p>
        </text:list-item>
        <text:list-item>
          <text:p text:style-name="P12">M coloring Problem </text:p>
        </text:list-item>
        <text:list-item>
          <text:p text:style-name="P12">Rat in a Maze </text:p>
        </text:list-item>
        <text:list-item>
          <text:p text:style-name="P12">Print all Permutations of a string/array </text:p>
        </text:list-item>
        <text:list-item>
          <text:p text:style-name="P12">Word Break (print all ways) <text:s/></text:p>
        </text:list-item>
      </text:list>
      <text:p text:style-name="P2"/>
      <text:p text:style-name="P1">Day10: </text:p>
      <text:list xml:id="list8832621116962920419" text:style-name="WWNum11">
        <text:list-item>
          <text:p text:style-name="P13">Combination sum-1 </text:p>
        </text:list-item>
        <text:list-item>
          <text:p text:style-name="P13">Combination sum-2 </text:p>
        </text:list-item>
        <text:list-item>
          <text:p text:style-name="P13">Palindrome Partioning </text:p>
        </text:list-item>
        <text:list-item>
          <text:p text:style-name="P13">Subset Sum-1 </text:p>
        </text:list-item>
        <text:list-item>
          <text:p text:style-name="P13">Subset Sum-2 </text:p>
        </text:list-item>
        <text:list-item>
          <text:p text:style-name="P13">K-th permutation Sequence </text:p>
        </text:list-item>
      </text:list>
      <text:p text:style-name="P2"/>
      <text:p text:style-name="P1">Day11: (Divide and Conquer) </text:p>
      <text:list xml:id="list5865828793045668020" text:style-name="WWNum5">
        <text:list-item>
          <text:p text:style-name="P14">1/N-th root of an integer (use binary search) (square root, cube root, ..)</text:p>
        </text:list-item>
        <text:list-item>
          <text:p text:style-name="P14">Matrix Median</text:p>
        </text:list-item>
        <text:list-item>
          <text:p text:style-name="P14">Find the element that appears once in sorted array, and rest element appears twice (Binary search) </text:p>
        </text:list-item>
        <text:list-item>
          <text:p text:style-name="P14">Search element in a sorted and rotated array. </text:p>
        </text:list-item>
        <text:list-item>
          <text:p text:style-name="P14">K-th element of two sorted arrays </text:p>
        </text:list-item>
        <text:list-item>
          <text:p text:style-name="P14">Media of an array <text:s text:c="4"/></text:p>
        </text:list-item>
      </text:list>
      <text:p text:style-name="P1"/>
      <text:p text:style-name="P1">Day12: (Bits) (Optional, very rare topic in interviews, but if you have time left, someone might ask)</text:p>
      <text:list xml:id="list2415040904937503873" text:style-name="WWNum10">
        <text:list-item>
          <text:p text:style-name="P15">Check if a number if a power of 2 or not in O(1) </text:p>
        </text:list-item>
        <text:list-item>
          <text:p text:style-name="P15">Count total set bits </text:p>
        </text:list-item>
        <text:list-item>
          <text:p text:style-name="P15"><text:soft-page-break/>Divide Integers without / operator </text:p>
        </text:list-item>
        <text:list-item>
          <text:p text:style-name="P15">Power Set (this is very important) </text:p>
        </text:list-item>
        <text:list-item>
          <text:p text:style-name="P15">Find MSB in o(1) </text:p>
        </text:list-item>
        <text:list-item>
          <text:p text:style-name="P15">Find square of a number without using multiplication or division operators. <text:s/><text:line-break/></text:p>
        </text:list-item>
      </text:list>
      <text:p text:style-name="P1">Day13: (Stack and Queue) </text:p>
      <text:list xml:id="list322653067807118716" text:style-name="WWNum6">
        <text:list-item>
          <text:p text:style-name="P16">Implement Stack / Implement Queue</text:p>
        </text:list-item>
        <text:list-item>
          <text:p text:style-name="P16">BFS </text:p>
        </text:list-item>
        <text:list-item>
          <text:p text:style-name="P16">Implement Stack using Queue</text:p>
        </text:list-item>
        <text:list-item>
          <text:p text:style-name="P16">Implement Queue using Stack </text:p>
        </text:list-item>
        <text:list-item>
          <text:p text:style-name="P16">Check for balanced parentheses </text:p>
        </text:list-item>
        <text:list-item>
          <text:p text:style-name="P16">Next Greater Element </text:p>
        </text:list-item>
      </text:list>
      <text:p text:style-name="P1"/>
      <text:p text:style-name="P1">Day14: </text:p>
      <text:list xml:id="list4758798839845409740" text:style-name="WWNum23">
        <text:list-item>
          <text:p text:style-name="P17">Next Smaller Element </text:p>
        </text:list-item>
        <text:list-item>
          <text:p text:style-name="P17">LRU cache (vvvv. imp) </text:p>
        </text:list-item>
        <text:list-item>
          <text:p text:style-name="P17">Largest rectangle in histogram </text:p>
        </text:list-item>
        <text:list-item>
          <text:p text:style-name="P17">Sliding Window maximum </text:p>
        </text:list-item>
        <text:list-item>
          <text:p text:style-name="P17">Implement Min Stack <text:s/></text:p>
        </text:list-item>
        <text:list-item>
          <text:p text:style-name="P17">Rotten Orange (Using BFS) <text:s/></text:p>
        </text:list-item>
      </text:list>
      <text:p text:style-name="P1"/>
      <text:p text:style-name="P1">Day15: (String) </text:p>
      <text:list xml:id="list7115324786596457864" text:style-name="WWNum26">
        <text:list-item>
          <text:p text:style-name="P18">Reverse Words in a String </text:p>
        </text:list-item>
        <text:list-item>
          <text:p text:style-name="P18">Longest Palindrome in a string </text:p>
        </text:list-item>
        <text:list-item>
          <text:p text:style-name="P18">Roman Number to Integer and vice versa</text:p>
        </text:list-item>
        <text:list-item>
          <text:p text:style-name="P18">Implement ATOI/STRSTR </text:p>
        </text:list-item>
        <text:list-item>
          <text:p text:style-name="P18">Longest Common Prefix </text:p>
        </text:list-item>
        <text:list-item>
          <text:p text:style-name="P18">Rabin Karp <text:line-break/></text:p>
        </text:list-item>
      </text:list>
      <text:p text:style-name="P1">Day16: (String) </text:p>
      <text:list xml:id="list6223787958462035540" text:style-name="WWNum19">
        <text:list-item>
          <text:p text:style-name="P19">Prefix Function/Z-Function</text:p>
        </text:list-item>
        <text:list-item>
          <text:p text:style-name="P19">KMP algo </text:p>
        </text:list-item>
        <text:list-item>
          <text:p text:style-name="P19">Minimum characters needed to be inserted in the beginning to make it palindromic. </text:p>
        </text:list-item>
        <text:list-item>
          <text:p text:style-name="P19">Check for Anagrams </text:p>
        </text:list-item>
        <text:list-item>
          <text:p text:style-name="P19">Count and Say </text:p>
        </text:list-item>
        <text:list-item>
          <text:p text:style-name="P19">Compare version numbers </text:p>
        </text:list-item>
      </text:list>
      <text:p text:style-name="P1"/>
      <text:p text:style-name="P1">Day17: (Binary Tree) </text:p>
      <text:list xml:id="list5283118592398330351" text:style-name="WWNum7">
        <text:list-item>
          <text:p text:style-name="P20">Inorder Traversal (with recursion and without recursion) </text:p>
        </text:list-item>
        <text:list-item>
          <text:p text:style-name="P20">Preorder Traversal (with recursion and without recursion) </text:p>
        </text:list-item>
        <text:list-item>
          <text:p text:style-name="P20">Postorder Traversal (with recursion and without recursion) <text:s/></text:p>
        </text:list-item>
        <text:list-item>
          <text:p text:style-name="P20">LeftView Of Binary Tree</text:p>
        </text:list-item>
        <text:list-item>
          <text:p text:style-name="P20">Bottom View of Binary Tree</text:p>
        </text:list-item>
        <text:list-item>
          <text:p text:style-name="P20">Top View of Binary Tree </text:p>
        </text:list-item>
      </text:list>
      <text:p text:style-name="P2"/>
      <text:p text:style-name="P1">Day18: (Binary Tree) </text:p>
      <text:list xml:id="list4571536447361027819" text:style-name="WWNum22">
        <text:list-item>
          <text:p text:style-name="P21">Level order Traversal / Level order traversal in spiral form </text:p>
        </text:list-item>
        <text:list-item>
          <text:p text:style-name="P21">Height of a Binary Tree </text:p>
        </text:list-item>
        <text:list-item>
          <text:p text:style-name="P21"><text:soft-page-break/>Diameter of Binary Tree </text:p>
        </text:list-item>
        <text:list-item>
          <text:p text:style-name="P21">Check if Binary tree is height balanced or not </text:p>
        </text:list-item>
        <text:list-item>
          <text:p text:style-name="P21">LCA in Binary Tree </text:p>
        </text:list-item>
        <text:list-item>
          <text:p text:style-name="P21">Check if two trees are identical or not </text:p>
        </text:list-item>
      </text:list>
      <text:p text:style-name="P2"/>
      <text:p text:style-name="P1">Day 19: (Binary Tree) </text:p>
      <text:list xml:id="list4979985607877606749" text:style-name="WWNum1">
        <text:list-item>
          <text:p text:style-name="P22">Maximum path sum </text:p>
        </text:list-item>
        <text:list-item>
          <text:p text:style-name="P22">Construct Binary Tree from inorder and preorder </text:p>
        </text:list-item>
        <text:list-item>
          <text:p text:style-name="P22">Construct Binary Tree from Inorder and Postorder </text:p>
        </text:list-item>
        <text:list-item>
          <text:p text:style-name="P22">Symmetric Binary Tree </text:p>
        </text:list-item>
        <text:list-item>
          <text:p text:style-name="P22">Flatten Binary Tree to LinkedList </text:p>
        </text:list-item>
        <text:list-item>
          <text:p text:style-name="P22">Check if Binary Tree is mirror of itself or not <text:s text:c="2"/></text:p>
        </text:list-item>
      </text:list>
      <text:p text:style-name="P2"/>
      <text:p text:style-name="P1">Day 20: (Binary Search Tree) </text:p>
      <text:list xml:id="list3818465100495078844" text:style-name="WWNum29">
        <text:list-item>
          <text:p text:style-name="P23">Populate Next Right pointers of Tree </text:p>
        </text:list-item>
        <text:list-item>
          <text:p text:style-name="P23">Search given Key in BST </text:p>
        </text:list-item>
        <text:list-item>
          <text:p text:style-name="P23">Construct BST from given keys. </text:p>
        </text:list-item>
        <text:list-item>
          <text:p text:style-name="P23">Check is a BT is BST or not <text:s/></text:p>
        </text:list-item>
        <text:list-item>
          <text:p text:style-name="P23">Find LCA of two nodes in BST </text:p>
        </text:list-item>
        <text:list-item>
          <text:p text:style-name="P23">Find the inorder predecessor/successor of a given Key in BST. </text:p>
        </text:list-item>
      </text:list>
      <text:p text:style-name="P1"/>
      <text:p text:style-name="P1">Day21: (BinarySearchTree) </text:p>
      <text:list xml:id="list2001130484511087489" text:style-name="WWNum16">
        <text:list-item>
          <text:p text:style-name="P24">Floor and Ceil in a BST </text:p>
        </text:list-item>
        <text:list-item>
          <text:p text:style-name="P24">Find K-th smallest and K-th largest element in BST (2 different Questions) </text:p>
        </text:list-item>
        <text:list-item>
          <text:p text:style-name="P24">Find a pair with a given sum in BST </text:p>
        </text:list-item>
        <text:list-item>
          <text:p text:style-name="P24">BST iterator </text:p>
        </text:list-item>
        <text:list-item>
          <text:p text:style-name="P24">Size of the largest BST in a Binary Tree </text:p>
        </text:list-item>
        <text:list-item>
          <text:p text:style-name="P24">Serialize and deserialize Binary Tree</text:p>
        </text:list-item>
      </text:list>
      <text:p text:style-name="P1"/>
      <text:p text:style-name="P1">Day22: (Mixed Questions) </text:p>
      <text:list xml:id="list8088254417345267593" text:style-name="WWNum28">
        <text:list-item>
          <text:p text:style-name="P25">Binary Tree to Double Linked List </text:p>
        </text:list-item>
        <text:list-item>
          <text:p text:style-name="P25">Find median in a stream of running integers. </text:p>
        </text:list-item>
        <text:list-item>
          <text:p text:style-name="P25">K-th largest element in a stream. </text:p>
        </text:list-item>
        <text:list-item>
          <text:p text:style-name="P25">Distinct numbers in Window. </text:p>
        </text:list-item>
        <text:list-item>
          <text:p text:style-name="P25">K-th largest element in an unsorted array. </text:p>
        </text:list-item>
        <text:list-item>
          <text:p text:style-name="P25">Flood-fill Algorithm </text:p>
        </text:list-item>
      </text:list>
      <text:p text:style-name="P1"/>
      <text:p text:style-name="P1">Day23: (Graph) </text:p>
      <text:list xml:id="list1760238653010672262" text:style-name="WWNum27">
        <text:list-item>
          <text:p text:style-name="P26">Clone a graph (Not that easy as it looks) </text:p>
        </text:list-item>
        <text:list-item>
          <text:p text:style-name="P26">DFS</text:p>
        </text:list-item>
        <text:list-item>
          <text:p text:style-name="P26">BFS</text:p>
        </text:list-item>
        <text:list-item>
          <text:p text:style-name="P26">Detect A cycle in Undirected Graph/Directed Graph </text:p>
        </text:list-item>
        <text:list-item>
          <text:p text:style-name="P26">Topo Sort </text:p>
        </text:list-item>
        <text:list-item>
          <text:p text:style-name="P26">Number of islands (Do in Grid and Graph both) </text:p>
        </text:list-item>
        <text:list-item>
          <text:p text:style-name="P26">Bipartite Check </text:p>
        </text:list-item>
      </text:list>
      <text:p text:style-name="P2"/>
      <text:p text:style-name="P1">Day24: (Graph)</text:p>
      <text:list xml:id="list4257980656187444343" text:style-name="WWNum3">
        <text:list-item>
          <text:p text:style-name="P27">SCC(using KosaRaju’s algo) </text:p>
        </text:list-item>
        <text:list-item>
          <text:p text:style-name="P27"><text:soft-page-break/>Djisktra’s Algorithm </text:p>
        </text:list-item>
        <text:list-item>
          <text:p text:style-name="P27">Bellman Ford Algo </text:p>
        </text:list-item>
        <text:list-item>
          <text:p text:style-name="P27">Floyd Warshall Algorithm <text:s/></text:p>
        </text:list-item>
        <text:list-item>
          <text:p text:style-name="P27">MST using Prim’s Algo </text:p>
        </text:list-item>
        <text:list-item>
          <text:p text:style-name="P27">MST using Kruskal’s Algo <text:s/></text:p>
        </text:list-item>
      </text:list>
      <text:p text:style-name="P1"/>
      <text:p text:style-name="P1">Day25: (Dynamic Programming) </text:p>
      <text:list xml:id="list5488348792887378770" text:style-name="WWNum2">
        <text:list-item>
          <text:p text:style-name="P28">Max Product Subarray </text:p>
        </text:list-item>
        <text:list-item>
          <text:p text:style-name="P28">Longest Increasing Subsequence</text:p>
        </text:list-item>
        <text:list-item>
          <text:p text:style-name="P28">Longest Common Subsequence </text:p>
        </text:list-item>
        <text:list-item>
          <text:p text:style-name="P28">0-1 Knapsack </text:p>
        </text:list-item>
        <text:list-item>
          <text:p text:style-name="P28">Edit Distance</text:p>
        </text:list-item>
        <text:list-item>
          <text:p text:style-name="P28">Maximum sum increasing subsequence <text:s/></text:p>
        </text:list-item>
        <text:list-item>
          <text:p text:style-name="P28">Matrix Chain Multiplication </text:p>
        </text:list-item>
      </text:list>
      <text:p text:style-name="P2"/>
      <text:p text:style-name="P1">Day26: (DP) </text:p>
      <text:list xml:id="list3414880893231321064" text:style-name="WWNum25">
        <text:list-item>
          <text:p text:style-name="P29">Maximum sum path in matrix, (count paths, and similar type do, also backtrack to find the maximum path) </text:p>
        </text:list-item>
        <text:list-item>
          <text:p text:style-name="P29">Coin change </text:p>
        </text:list-item>
        <text:list-item>
          <text:p text:style-name="P29">Subset Sum </text:p>
        </text:list-item>
        <text:list-item>
          <text:p text:style-name="P29">Rod Cutting </text:p>
        </text:list-item>
        <text:list-item>
          <text:p text:style-name="P29">Egg Dropping </text:p>
        </text:list-item>
        <text:list-item>
          <text:p text:style-name="P29">Word Break </text:p>
        </text:list-item>
        <text:list-item>
          <text:p text:style-name="P29">Palindrome Partitioning (MCM Variation)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style:text-underline-style="none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6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9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75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78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8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8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9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9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0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1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1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2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3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4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4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5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5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9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6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6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65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6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6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68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06-20T23:24:06.375084761</dc:date>
    <meta:editing-duration>PT2M20S</meta:editing-duration>
    <meta:editing-cycles>1</meta:editing-cycles>
    <meta:document-statistic meta:table-count="0" meta:image-count="0" meta:object-count="0" meta:page-count="5" meta:paragraph-count="187" meta:word-count="1041" meta:character-count="5805" meta:non-whitespace-character-count="4924"/>
  </office:meta>
</office:document-meta>
</file>